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343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1.93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0.811cm"/>
    </style:style>
    <style:style style:family="table-column" style:name="co6">
      <style:table-column-properties fo:break-before="auto" style:column-width="2.35cm"/>
    </style:style>
    <style:style style:family="table-column" style:name="co7">
      <style:table-column-properties fo:break-before="auto" style:column-width="0.6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Friesland">
      <style:table-properties style:writing-mode="lr-tb" table:display="tru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fo:padding="0.071cm" style:diagonal-bl-tr="none" style:rotation-align="none" fo:border="none" style:diagonal-tl-br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 table:number-columns-repeated="23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5" table:default-cell-style-name="ce11"/>
        <table:table-column table:style-name="co4" table:default-cell-style-name="Default" table:number-columns-repeated="994"/>
        <table:table-row table:style-name="ro1">
          <table:table-cell ns41:value-type="string" table:style-name="TL Title" office:value-type="string">
            <text:p>PROVINCIE FRIESLAND TWEEDE GEDEELTE INDEELING NAAR DE HUIZING </text:p>
          </table:table-cell>
          <table:table-cell table:style-name="ce13" table:number-columns-repeated="25"/>
          <table:table-cell table:style-name="ce37" table:number-columns-repeated="5"/>
          <table:table-cell table:style-name="ce48"/>
          <table:table-cell table:number-columns-repeated="992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2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14"/>
          <table:table-cell ns41:value-type="string" table:number-rows-spanned="6" table:style-name="TL ColHeader" table:number-columns-spanned="1" office:value-type="string">
            <text:p>Bewoonde huizen en schepen</text:p>
          </table:table-cell>
          <table:table-cell ns41:value-type="string" table:number-rows-spanned="6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9"/>
          <table:table-cell ns41:value-type="string" table:number-rows-spanned="6" table:style-name="TL ColHeader" table:number-columns-spanned="2" office:value-type="string">
            <text:p>Afzonderlijk levende personen</text:p>
          </table:table-cell>
          <table:covered-table-cell table:style-name="ce29"/>
          <table:table-cell ns41:value-type="string" table:number-rows-spanned="1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7"/>
          <table:table-cell ns41:value-type="string" table:number-rows-spanned="6" table:style-name="TL ColHeader" table:number-columns-spanned="2" office:value-type="string">
            <text:p>Totaal der werkelijke bevolking </text:p>
          </table:table-cell>
          <table:covered-table-cell table:style-name="ce30"/>
          <table:table-cell ns41:value-type="string" table:number-rows-spanned="8" table:style-name="ce38" table:number-columns-spanned="1" office:value-type="string">
            <text:p>Telling</text:p>
          </table:table-cell>
          <table:table-cell ns41:value-type="string" table:number-rows-spanned="8" table:style-name="ce44" table:number-columns-spanned="1" office:value-type="string">
            <text:p>Tabel</text:p>
          </table:table-cell>
          <table:table-cell ns41:value-type="string" table:number-rows-spanned="8" table:style-name="ce44" table:number-columns-spanned="1" office:value-type="string">
            <text:p>Paginanummer links</text:p>
          </table:table-cell>
          <table:table-cell ns41:value-type="string" table:number-rows-spanned="8" table:style-name="ce44" table:number-columns-spanned="1" office:value-type="string">
            <text:p>Paginanummer rechts</text:p>
          </table:table-cell>
          <table:table-cell ns41:value-type="string" table:number-rows-spanned="8" table:style-name="ce44" table:number-columns-spanned="1" office:value-type="string">
            <text:p>Provincie</text:p>
          </table:table-cell>
          <table:table-cell ns41:value-type="string" table:number-rows-spanned="8" table:style-name="ce49" table:number-columns-spanned="1" office:value-type="string">
            <text:p>Imagenumme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27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28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27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27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28"/>
          <table:covered-table-cell table:style-name="TL ColHeader" table:number-columns-repeated="2"/>
          <table:table-cell ns41:value-type="string" table:number-rows-spanned="5" table:style-name="TL ColHeader" table:number-columns-spanned="2" office:value-type="string">
            <text:p>Bestuurders, beambten en bedienden en personen tot hunnen gezinnen behoorende</text:p>
          </table:table-cell>
          <table:covered-table-cell table:style-name="ce27"/>
          <table:table-cell ns41:value-type="string" table:number-rows-spanned="5" table:style-name="TL ColHeader" table:number-columns-spanned="2" office:value-type="string">
            <text:p>Bestuurders, beamten en bedienden afzonderlijk levende.</text:p>
          </table:table-cell>
          <table:covered-table-cell table:style-name="ce27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27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28"/>
          <table:covered-table-cell table:style-name="ce27"/>
          <table:covered-table-cell table:style-name="ce31"/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27"/>
          <table:covered-table-cell table:style-name="ce31"/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27"/>
          <table:covered-table-cell table:style-name="ce31"/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6"/>
          <table:covered-table-cell table:style-name="ce22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27"/>
          <table:covered-table-cell table:style-name="ce31"/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1">
          <table:covered-table-cell table:style-name="ce5"/>
          <table:table-cell table:style-name="ce14"/>
          <table:covered-table-cell table:style-name="ce16"/>
          <table:covered-table-cell table:style-name="ce22"/>
          <table:covered-table-cell table:style-name="TL ColHeader" table:number-columns-repeated="2"/>
          <table:covered-table-cell table:style-name="TL ColHeader" table:number-columns-repeated="2"/>
          <table:covered-table-cell table:style-name="TL ColHeader" table:number-columns-repeated="4"/>
          <table:covered-table-cell table:style-name="TL ColHeader" table:number-columns-repeated="2"/>
          <table:covered-table-cell table:style-name="TL ColHeader" table:number-columns-repeated="8"/>
          <table:covered-table-cell table:style-name="TL ColHeader" table:number-columns-repeated="2"/>
          <table:covered-table-cell table:style-name="ce27"/>
          <table:covered-table-cell table:style-name="ce31"/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3">
          <table:table-cell table:number-rows-spanned="2" office:value-type="float" office:value="1" table:style-name="TL ColHeader" table:number-columns-spanned="1" ns41:value-type="float">
            <text:p>1</text:p>
          </table:table-cell>
          <table:table-cell table:style-name="ce14"/>
          <table:table-cell table:number-rows-spanned="2" office:value-type="float" office:value="2" table:style-name="TL ColHeader" table:number-columns-spanned="1" ns41:value-type="float">
            <text:p>2</text:p>
          </table:table-cell>
          <table:table-cell table:number-rows-spanned="2" office:value-type="float" office:value="3" table:style-name="TL ColHeader" table:number-columns-spanned="1" ns41:value-type="float">
            <text:p>3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9"/>
          <table:covered-table-cell table:style-name="ce45" table:number-columns-repeated="3"/>
          <table:covered-table-cell table:style-name="ce22"/>
          <table:covered-table-cell table:style-name="ce50"/>
          <table:table-cell table:number-columns-repeated="992"/>
        </table:table-row>
        <table:table-row table:style-name="ro1">
          <table:covered-table-cell table:style-name="ce7"/>
          <table:table-cell table:style-name="ce14"/>
          <table:covered-table-cell table:style-name="ce17"/>
          <table:covered-table-cell table:style-name="ce3"/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covered-table-cell table:style-name="ce40"/>
          <table:covered-table-cell table:style-name="ce46" table:number-columns-repeated="3"/>
          <table:covered-table-cell table:style-name="ce47"/>
          <table:covered-table-cell table:style-name="ce51"/>
          <table:table-cell table:number-columns-repeated="992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3">
          <table:table-cell ns41:value-type="string" table:style-name="TL RowHeader" office:value-type="string">
            <text:p>Leeuwarden</text:p>
          </table:table-cell>
          <table:table-cell table:style-name="ce2"/>
          <table:table-cell ns41:value-type="float" table:style-name="TL Data" office:value="5237" office:value-type="float">
            <text:p>5237</text:p>
          </table:table-cell>
          <table:table-cell ns41:value-type="float" table:style-name="TL Data" office:value="5992" office:value-type="float">
            <text:p>5992</text:p>
          </table:table-cell>
          <table:table-cell ns41:value-type="float" table:style-name="TL Data" office:value="5142" office:value-type="float">
            <text:p>5142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6397" office:value-type="float">
            <text:p>6397</text:p>
          </table:table-cell>
          <table:table-cell ns41:value-type="float" table:style-name="TL Data" office:value="6301" office:value-type="float">
            <text:p>630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409" office:value-type="float">
            <text:p>1409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5768" office:value-type="float">
            <text:p>5768</text:p>
          </table:table-cell>
          <table:table-cell table:formula="of:=SUM([.E12];[.G12];[.I12];[.K12])" ns41:value-type="float" table:style-name="TL Data" office:value-type="float" office:value="12648">
            <text:p>12648</text:p>
          </table:table-cell>
          <table:table-cell table:formula="of:=SUM([.F12];[.H12];[.J12];[.L12])" ns41:value-type="float" table:style-name="TL Data" office:value-type="float" office:value="14328">
            <text:p>1432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3759" office:value-type="float">
            <text:p>13759</text:p>
          </table:table-cell>
          <table:table-cell ns41:value-type="float" table:style-name="TL Data" office:value="15178" office:value-type="float">
            <text:p>15178</text:p>
          </table:table-cell>
          <table:table-cell ns41:value-type="string" table:style-name="ce41" office:value-type="string">
            <text:p>VT</text:p>
          </table:table-cell>
          <table:table-cell ns41:value-type="string" table:style-name="ce41" office:value-type="string">
            <text:p>1879_01_H2</text:p>
          </table:table-cell>
          <table:table-cell ns41:value-type="float" table:style-name="ce41" office:value="46" office:value-type="float">
            <text:p>46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1" office:value-type="string">
            <text:p>Friesland</text:p>
          </table:table-cell>
          <table:table-cell ns41:value-type="string" table:style-name="ce52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psterland</text:p>
          </table:table-cell>
          <table:table-cell table:style-name="ce2"/>
          <table:table-cell ns41:value-type="float" table:style-name="TL Data" office:value="3094" office:value-type="float">
            <text:p>3094</text:p>
          </table:table-cell>
          <table:table-cell ns41:value-type="float" table:style-name="TL Data" office:value="2972" office:value-type="float">
            <text:p>2972</text:p>
          </table:table-cell>
          <table:table-cell ns41:value-type="float" table:style-name="TL Data" office:value="2658" office:value-type="float">
            <text:p>265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928" office:value-type="float">
            <text:p>3928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806" office:value-type="float">
            <text:p>2806</text:p>
          </table:table-cell>
          <table:table-cell table:formula="of:=SUM([.E13];[.G13];[.I13];[.K13])" ns41:value-type="float" table:style-name="TL Data" office:value-type="float" office:value="7325">
            <text:p>7325</text:p>
          </table:table-cell>
          <table:table-cell table:formula="of:=SUM([.F13];[.H13];[.J13];[.L13])" ns41:value-type="float" table:style-name="TL Data" office:value-type="float" office:value="6957">
            <text:p>695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374" office:value-type="float">
            <text:p>7374</text:p>
          </table:table-cell>
          <table:table-cell ns41:value-type="float" table:style-name="TL Data" office:value="7051" office:value-type="float">
            <text:p>70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oterland</text:p>
          </table:table-cell>
          <table:table-cell table:style-name="ce2"/>
          <table:table-cell ns41:value-type="float" table:style-name="TL Data" office:value="2849" office:value-type="float">
            <text:p>2849</text:p>
          </table:table-cell>
          <table:table-cell ns41:value-type="float" table:style-name="TL Data" office:value="2742" office:value-type="float">
            <text:p>2742</text:p>
          </table:table-cell>
          <table:table-cell ns41:value-type="float" table:style-name="TL Data" office:value="2426" office:value-type="float">
            <text:p>242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527" office:value-type="float">
            <text:p>3527</text:p>
          </table:table-cell>
          <table:table-cell ns41:value-type="float" table:style-name="TL Data" office:value="2986" office:value-type="float">
            <text:p>298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555" office:value-type="float">
            <text:p>2555</text:p>
          </table:table-cell>
          <table:table-cell table:formula="of:=SUM([.E14];[.G14];[.I14];[.K14])" ns41:value-type="float" table:style-name="TL Data" office:value-type="float" office:value="6564">
            <text:p>6564</text:p>
          </table:table-cell>
          <table:table-cell table:formula="of:=SUM([.F14];[.H14];[.J14];[.L14])" ns41:value-type="float" table:style-name="TL Data" office:value-type="float" office:value="6333">
            <text:p>633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8"/>
          <table:table-cell ns41:value-type="float" table:style-name="TL Data" office:value="6621" office:value-type="float">
            <text:p>6621</text:p>
          </table:table-cell>
          <table:table-cell ns41:value-type="float" table:style-name="TL Data" office:value="6422" office:value-type="float">
            <text:p>64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ietjerksteradeel</text:p>
          </table:table-cell>
          <table:table-cell table:style-name="ce2"/>
          <table:table-cell ns41:value-type="float" table:style-name="TL Data" office:value="2953" office:value-type="float">
            <text:p>2953</text:p>
          </table:table-cell>
          <table:table-cell ns41:value-type="float" table:style-name="TL Data" office:value="2811" office:value-type="float">
            <text:p>2811</text:p>
          </table:table-cell>
          <table:table-cell ns41:value-type="float" table:style-name="TL Data" office:value="2505" office:value-type="float">
            <text:p>2505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440" office:value-type="float">
            <text:p>3440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605" office:value-type="float">
            <text:p>2605</text:p>
          </table:table-cell>
          <table:table-cell table:formula="of:=SUM([.E15];[.G15];[.I15];[.K15])" ns41:value-type="float" table:style-name="TL Data" office:value-type="float" office:value="6670">
            <text:p>6670</text:p>
          </table:table-cell>
          <table:table-cell table:formula="of:=SUM([.F15];[.H15];[.J15];[.L15])" ns41:value-type="float" table:style-name="TL Data" office:value-type="float" office:value="6418">
            <text:p>641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760" office:value-type="float">
            <text:p>6760</text:p>
          </table:table-cell>
          <table:table-cell ns41:value-type="float" table:style-name="TL Data" office:value="6551" office:value-type="float">
            <text:p>65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eststellingwerf</text:p>
          </table:table-cell>
          <table:table-cell table:style-name="ce2"/>
          <table:table-cell ns41:value-type="float" table:style-name="TL Data" office:value="3084" office:value-type="float">
            <text:p>3084</text:p>
          </table:table-cell>
          <table:table-cell ns41:value-type="float" table:style-name="TL Data" office:value="2883" office:value-type="float">
            <text:p>2883</text:p>
          </table:table-cell>
          <table:table-cell ns41:value-type="float" table:style-name="TL Data" office:value="2613" office:value-type="float">
            <text:p>261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911" office:value-type="float">
            <text:p>3911</text:p>
          </table:table-cell>
          <table:table-cell ns41:value-type="float" table:style-name="TL Data" office:value="3473" office:value-type="float">
            <text:p>3473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770" office:value-type="float">
            <text:p>2770</text:p>
          </table:table-cell>
          <table:table-cell table:formula="of:=SUM([.E16];[.G16];[.I16];[.K16])" ns41:value-type="float" table:style-name="TL Data" office:value-type="float" office:value="7238">
            <text:p>7238</text:p>
          </table:table-cell>
          <table:table-cell table:formula="of:=SUM([.F16];[.H16];[.J16];[.L16])" ns41:value-type="float" table:style-name="TL Data" office:value-type="float" office:value="6951">
            <text:p>695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563" office:value-type="float">
            <text:p>7563</text:p>
          </table:table-cell>
          <table:table-cell ns41:value-type="float" table:style-name="TL Data" office:value="7254" office:value-type="float">
            <text:p>725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onseradeel</text:p>
          </table:table-cell>
          <table:table-cell table:style-name="ce2"/>
          <table:table-cell ns41:value-type="float" table:style-name="TL Data" office:value="2808" office:value-type="float">
            <text:p>2808</text:p>
          </table:table-cell>
          <table:table-cell ns41:value-type="float" table:style-name="TL Data" office:value="2679" office:value-type="float">
            <text:p>2679</text:p>
          </table:table-cell>
          <table:table-cell ns41:value-type="float" table:style-name="TL Data" office:value="2365" office:value-type="float">
            <text:p>236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206" office:value-type="float">
            <text:p>3206</text:p>
          </table:table-cell>
          <table:table-cell ns41:value-type="float" table:style-name="TL Data" office:value="2862" office:value-type="float">
            <text:p>2862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439" office:value-type="float">
            <text:p>2439</text:p>
          </table:table-cell>
          <table:table-cell table:formula="of:=SUM([.E17];[.G17];[.I17];[.K17])" ns41:value-type="float" table:style-name="TL Data" office:value-type="float" office:value="6297">
            <text:p>6297</text:p>
          </table:table-cell>
          <table:table-cell table:formula="of:=SUM([.F17];[.H17];[.J17];[.L17])" ns41:value-type="float" table:style-name="TL Data" office:value-type="float" office:value="6259">
            <text:p>625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8" office:value-type="float">
            <text:p>9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337" office:value-type="float">
            <text:p>6337</text:p>
          </table:table-cell>
          <table:table-cell ns41:value-type="float" table:style-name="TL Data" office:value="6366" office:value-type="float">
            <text:p>63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</text:p>
          </table:table-cell>
          <table:table-cell table:style-name="ce2"/>
          <table:table-cell table:formula="of:=SUM([.C12:.C17])" ns41:value-type="float" table:style-name="TL Data" office:value-type="float" office:value="20025">
            <text:p>20025</text:p>
          </table:table-cell>
          <table:table-cell table:formula="of:=SUM([.D12:.D17])" ns41:value-type="float" table:style-name="TL Data" office:value-type="float" office:value="20079">
            <text:p>20079</text:p>
          </table:table-cell>
          <table:table-cell table:formula="of:=SUM([.E12:.E17])" ns41:value-type="float" table:style-name="TL Data" office:value-type="float" office:value="17709">
            <text:p>17709</text:p>
          </table:table-cell>
          <table:table-cell table:formula="of:=SUM([.F12:.F17])" ns41:value-type="float" table:style-name="TL Data" office:value-type="float" office:value="2370">
            <text:p>2370</text:p>
          </table:table-cell>
          <table:table-cell table:formula="of:=SUM([.G12:.G17])" ns41:value-type="float" table:style-name="TL Data" office:value-type="float" office:value="24409">
            <text:p>24409</text:p>
          </table:table-cell>
          <table:table-cell table:formula="of:=SUM([.H12:.H17])" ns41:value-type="float" table:style-name="TL Data" office:value-type="float" office:value="21983">
            <text:p>21983</text:p>
          </table:table-cell>
          <table:table-cell table:formula="of:=SUM([.I12:.I17])" ns41:value-type="float" table:style-name="TL Data" office:value-type="float" office:value="1736">
            <text:p>1736</text:p>
          </table:table-cell>
          <table:table-cell table:formula="of:=SUM([.J12:.J17])" ns41:value-type="float" table:style-name="TL Data" office:value-type="float" office:value="3950">
            <text:p>3950</text:p>
          </table:table-cell>
          <table:table-cell table:formula="of:=SUM([.K12:.K17])" ns41:value-type="float" table:style-name="TL Data" office:value-type="float" office:value="2888">
            <text:p>2888</text:p>
          </table:table-cell>
          <table:table-cell table:formula="of:=SUM([.L12:.L17])" ns41:value-type="float" table:style-name="TL Data" office:value-type="float" office:value="18943">
            <office:annotation draw:style-name="gr1" svg:height="0.422cm" draw:caption-point-y="0.221cm" svg:width="1.111cm" svg:x="15.235cm" draw:caption-point-x="8.668cm" svg:y="7.594cm" draw:text-style-name="P1">
              <dc:creator>CDM</dc:creator>
              <dc:date>2014-12-12T00:00:00</dc:date>
              <text:p text:style-name="P1"><text:span text:style-name="T1">1894</text:span></text:p>
              <text:p text:style-name="P1"><text:span text:style-name="T1"/></text:p>
            </office:annotation>
            <text:p>18943</text:p>
          </table:table-cell>
          <table:table-cell table:formula="of:=SUM([.E18];[.G18];[.I18];[.K18])" ns41:value-type="float" table:style-name="TL Data" office:value-type="float" office:value="46742">
            <text:p>46742</text:p>
          </table:table-cell>
          <table:table-cell table:formula="of:=SUM([.F18];[.H18];[.J18];[.L18])" ns41:value-type="float" table:style-name="TL Data" office:value-type="float" office:value="47246">
            <text:p>47246</text:p>
          </table:table-cell>
          <table:table-cell table:formula="of:=SUM([.O12:.O17])" ns41:value-type="float" table:style-name="TL Data" office:value-type="float" office:value="379">
            <text:p>379</text:p>
          </table:table-cell>
          <table:table-cell table:formula="of:=SUM([.P12:.P17])" ns41:value-type="float" table:style-name="TL Data" office:value-type="float" office:value="783">
            <text:p>783</text:p>
          </table:table-cell>
          <table:table-cell table:formula="of:=SUM([.Q12:.Q17])" ns41:value-type="float" table:style-name="TL Data" office:value-type="float" office:value="103">
            <text:p>103</text:p>
          </table:table-cell>
          <table:table-cell table:formula="of:=SUM([.R12:.R17])" ns41:value-type="float" table:style-name="TL Data" office:value-type="float" office:value="154">
            <text:p>154</text:p>
          </table:table-cell>
          <table:table-cell table:style-name="TL Data"/>
          <table:table-cell table:formula="of:=SUM([.T12:.T17])" ns41:value-type="float" table:style-name="TL Data" office:value-type="float" office:value="16">
            <text:p>16</text:p>
          </table:table-cell>
          <table:table-cell table:formula="of:=SUM([.U12:.U17])" ns41:value-type="float" table:style-name="TL Data" office:value-type="float" office:value="1293">
            <text:p>1293</text:p>
          </table:table-cell>
          <table:table-cell table:formula="of:=SUM([.V12:.V17])" ns41:value-type="float" table:style-name="TL Data" office:value-type="float" office:value="793">
            <text:p>793</text:p>
          </table:table-cell>
          <table:table-cell table:formula="of:=SUM([.W12:.W17])" ns41:value-type="float" table:style-name="TL Data" office:value-type="float" office:value="1396">
            <text:p>1396</text:p>
          </table:table-cell>
          <table:table-cell table:formula="of:=SUM([.X12:.X17])" ns41:value-type="float" table:style-name="TL Data" office:value-type="float" office:value="963">
            <text:p>963</text:p>
          </table:table-cell>
          <table:table-cell table:formula="of:=SUM([.Y12:.Y17])" ns41:value-type="float" table:style-name="TL Data" office:value-type="float" office:value="48414">
            <text:p>48414</text:p>
          </table:table-cell>
          <table:table-cell table:formula="of:=SUM([.Z12:.Z17])" ns41:value-type="float" table:style-name="TL Data" office:value-type="float" office:value="48822">
            <text:p>488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chtkarspelen</text:p>
          </table:table-cell>
          <table:table-cell table:style-name="ce2"/>
          <table:table-cell ns41:value-type="float" table:style-name="TL Data" office:value="2296" office:value-type="float">
            <text:p>2296</text:p>
          </table:table-cell>
          <table:table-cell ns41:value-type="float" table:style-name="TL Data" office:value="2181" office:value-type="float">
            <text:p>2181</text:p>
          </table:table-cell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744" office:value-type="float">
            <text:p>2744</text:p>
          </table:table-cell>
          <table:table-cell ns41:value-type="float" table:style-name="TL Data" office:value="2425" office:value-type="float">
            <text:p>242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980" office:value-type="float">
            <text:p>1980</text:p>
          </table:table-cell>
          <table:table-cell table:formula="of:=SUM([.E19];[.G19];[.I19];[.K19])" ns41:value-type="float" table:style-name="TL Data" office:value-type="float" office:value="5120">
            <text:p>5120</text:p>
          </table:table-cell>
          <table:table-cell table:formula="of:=SUM([.F19];[.H19];[.J19];[.L19])" ns41:value-type="float" table:style-name="TL Data" office:value-type="float" office:value="4997">
            <text:p>499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8"/>
          <table:table-cell ns41:value-type="float" table:style-name="TL Data" office:value="5157" office:value-type="float">
            <text:p>5157</text:p>
          </table:table-cell>
          <table:table-cell ns41:value-type="float" table:style-name="TL Data" office:value="5064" office:value-type="float">
            <text:p>506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engwirden</text:p>
          </table:table-cell>
          <table:table-cell table:style-name="ce2"/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11" office:value-type="float">
            <text:p>811</text:p>
          </table:table-cell>
          <table:table-cell table:formula="of:=SUM([.E20];[.G20];[.I20];[.K20])" ns41:value-type="float" table:style-name="TL Data" office:value-type="float" office:value="2027">
            <text:p>2027</text:p>
          </table:table-cell>
          <table:table-cell table:formula="of:=SUM([.F20];[.H20];[.J20];[.L20])" ns41:value-type="float" table:style-name="TL Data" office:value-type="float" office:value="2047">
            <text:p>20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2109" office:value-type="float">
            <text:p>210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meland</text:p>
          </table:table-cell>
          <table:table-cell table:style-name="ce2"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69" office:value-type="float">
            <text:p>469</text:p>
          </table:table-cell>
          <table:table-cell table:formula="of:=SUM([.E21];[.G21];[.I21];[.K21])" ns41:value-type="float" table:style-name="TL Data" office:value-type="float" office:value="1182">
            <text:p>1182</text:p>
          </table:table-cell>
          <table:table-cell table:formula="of:=SUM([.F21];[.H21];[.J21];[.L21])" ns41:value-type="float" table:style-name="TL Data" office:value-type="float" office:value="1150">
            <text:p>11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1166" office:value-type="float">
            <text:p>116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aarderadeel</text:p>
          </table:table-cell>
          <table:table-cell table:style-name="ce2"/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58" office:value-type="float">
            <text:p>1158</text:p>
          </table:table-cell>
          <table:table-cell table:formula="of:=SUM([.E22];[.G22];[.I22];[.K22])" ns41:value-type="float" table:style-name="TL Data" office:value-type="float" office:value="2959">
            <text:p>2959</text:p>
          </table:table-cell>
          <table:table-cell table:formula="of:=SUM([.F22];[.H22];[.J22];[.L22])" ns41:value-type="float" table:style-name="TL Data" office:value-type="float" office:value="2854">
            <text:p>285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96" office:value-type="float">
            <text:p>2996</text:p>
          </table:table-cell>
          <table:table-cell ns41:value-type="float" table:style-name="TL Data" office:value="2922" office:value-type="float">
            <text:p>29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arradeel</text:p>
          </table:table-cell>
          <table:table-cell table:style-name="ce2"/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1693" office:value-type="float">
            <text:p>1693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117" office:value-type="float">
            <text:p>2117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577" office:value-type="float">
            <text:p>1577</text:p>
          </table:table-cell>
          <table:table-cell table:formula="of:=SUM([.E23];[.G23];[.I23];[.K23])" ns41:value-type="float" table:style-name="TL Data" office:value-type="float" office:value="4037">
            <text:p>4037</text:p>
          </table:table-cell>
          <table:table-cell table:formula="of:=SUM([.F23];[.H23];[.J23];[.L23])" ns41:value-type="float" table:style-name="TL Data" office:value-type="float" office:value="4031">
            <text:p>40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office:value="14" table:style-name="TL Data" table:number-columns-repeated="2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63" office:value-type="float">
            <text:p>4063</text:p>
          </table:table-cell>
          <table:table-cell ns41:value-type="float" table:style-name="TL Data" office:value="4108" office:value-type="float">
            <text:p>410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 Bildt</text:p>
          </table:table-cell>
          <table:table-cell table:style-name="ce2"/>
          <table:table-cell ns41:value-type="float" table:style-name="TL Data" office:value="2087" office:value-type="float">
            <text:p>2087</text:p>
          </table:table-cell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1818" office:value-type="float">
            <text:p>181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442" office:value-type="float">
            <text:p>2442</text:p>
          </table:table-cell>
          <table:table-cell ns41:value-type="float" table:style-name="TL Data" office:value="2243" office:value-type="float">
            <text:p>224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884" office:value-type="float">
            <text:p>1884</text:p>
          </table:table-cell>
          <table:table-cell table:formula="of:=SUM([.E24];[.G24];[.I24];[.K24])" ns41:value-type="float" table:style-name="TL Data" office:value-type="float" office:value="4657">
            <text:p>4657</text:p>
          </table:table-cell>
          <table:table-cell table:formula="of:=SUM([.F24];[.H24];[.J24];[.L24])" ns41:value-type="float" table:style-name="TL Data" office:value-type="float" office:value="4595">
            <text:p>459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702" office:value-type="float">
            <text:p>4702</text:p>
          </table:table-cell>
          <table:table-cell ns41:value-type="float" table:style-name="TL Data" office:value="4699" office:value-type="float">
            <text:p>469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lsward</text:p>
          </table:table-cell>
          <table:table-cell table:style-name="ce2"/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53" office:value-type="float">
            <text:p>1053</text:p>
          </table:table-cell>
          <table:table-cell table:formula="of:=SUM([.E25];[.G25];[.I25];[.K25])" ns41:value-type="float" table:style-name="TL Data" office:value-type="float" office:value="2548">
            <text:p>2548</text:p>
          </table:table-cell>
          <table:table-cell table:formula="of:=SUM([.F25];[.H25];[.J25];[.L25])" ns41:value-type="float" table:style-name="TL Data" office:value-type="float" office:value="2799">
            <text:p>279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2967" office:value-type="float">
            <text:p>296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antumadeel</text:p>
          </table:table-cell>
          <table:table-cell table:style-name="ce2"/>
          <table:table-cell ns41:value-type="float" table:style-name="TL Data" office:value="2250" office:value-type="float">
            <text:p>2250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518" office:value-type="float">
            <text:p>2518</text:p>
          </table:table-cell>
          <table:table-cell ns41:value-type="float" table:style-name="TL Data" office:value="2353" office:value-type="float">
            <text:p>235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954" office:value-type="float">
            <text:p>1954</text:p>
          </table:table-cell>
          <table:table-cell table:formula="of:=SUM([.E26];[.G26];[.I26];[.K26])" ns41:value-type="float" table:style-name="TL Data" office:value-type="float" office:value="4825">
            <text:p>4825</text:p>
          </table:table-cell>
          <table:table-cell table:formula="of:=SUM([.F26];[.H26];[.J26];[.L26])" ns41:value-type="float" table:style-name="TL Data" office:value-type="float" office:value="4826">
            <text:p>482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8"/>
          <table:table-cell ns41:value-type="float" table:style-name="TL Data" office:value="4873" office:value-type="float">
            <text:p>4873</text:p>
          </table:table-cell>
          <table:table-cell ns41:value-type="float" table:style-name="TL Data" office:value="4904" office:value-type="float">
            <text:p>490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kkum</text:p>
          </table:table-cell>
          <table:table-cell table:style-name="ce2"/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86" office:value-type="float">
            <text:p>886</text:p>
          </table:table-cell>
          <table:table-cell table:formula="of:=SUM([.E27];[.G27];[.I27];[.K27])" ns41:value-type="float" table:style-name="TL Data" office:value-type="float" office:value="2035">
            <text:p>2035</text:p>
          </table:table-cell>
          <table:table-cell table:formula="of:=SUM([.F27];[.H27];[.J27];[.L27])" ns41:value-type="float" table:style-name="TL Data" office:value-type="float" office:value="2290">
            <text:p>229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42" table:style-name="TL Data" table:number-columns-repeated="2" office:value-type="float">
            <text:p>42</text:p>
          </table:table-cell>
          <table:table-cell ns41:value-type="float" table:style-name="TL Data" office:value="2083" office:value-type="float">
            <text:p>2083</text:p>
          </table:table-cell>
          <table:table-cell ns41:value-type="float" table:style-name="TL Data" office:value="2396" office:value-type="float">
            <text:p>239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niawerstel</text:p>
          </table:table-cell>
          <table:table-cell table:style-name="ce2"/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73" office:value-type="float">
            <text:p>773</text:p>
          </table:table-cell>
          <table:table-cell table:formula="of:=SUM([.E28];[.G28];[.I28];[.K28])" ns41:value-type="float" table:style-name="TL Data" office:value-type="float" office:value="2065">
            <text:p>2065</text:p>
          </table:table-cell>
          <table:table-cell table:formula="of:=SUM([.F28];[.H28];[.J28];[.L28])" ns41:value-type="float" table:style-name="TL Data" office:value-type="float" office:value="1928">
            <text:p>192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1952" office:value-type="float">
            <text:p>195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Ferwerderadeel</text:p>
          </table:table-cell>
          <table:table-cell table:style-name="ce2"/>
          <table:table-cell ns41:value-type="float" table:style-name="TL Data" office:value="1935" office:value-type="float">
            <text:p>1935</text:p>
          </table:table-cell>
          <table:table-cell ns41:value-type="float" table:style-name="TL Data" office:value="1932" office:value-type="float">
            <text:p>1932</text:p>
          </table:table-cell>
          <table:table-cell ns41:value-type="float" table:style-name="TL Data" office:value="1699" office:value-type="float">
            <text:p>169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2026" office:value-type="float">
            <text:p>2026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81" office:value-type="float">
            <text:p>1781</text:p>
          </table:table-cell>
          <table:table-cell table:formula="of:=SUM([.E29];[.G29];[.I29];[.K29])" ns41:value-type="float" table:style-name="TL Data" office:value-type="float" office:value="4308">
            <text:p>4308</text:p>
          </table:table-cell>
          <table:table-cell table:formula="of:=SUM([.F29];[.H29];[.J29];[.L29])" ns41:value-type="float" table:style-name="TL Data" office:value-type="float" office:value="4326">
            <text:p>432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368" office:value-type="float">
            <text:p>4368</text:p>
          </table:table-cell>
          <table:table-cell ns41:value-type="float" table:style-name="TL Data" office:value="4451" office:value-type="float">
            <text:p>445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Franeker</text:p>
          </table:table-cell>
          <table:table-cell table:style-name="ce2"/>
          <table:table-cell ns41:value-type="float" table:style-name="TL Data" office:value="1501" office:value-type="float">
            <text:p>1501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766" office:value-type="float">
            <text:p>1766</text:p>
          </table:table-cell>
          <table:table-cell ns41:value-type="float" table:style-name="TL Data" office:value="1586" office:value-type="float">
            <text:p>158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354" office:value-type="float">
            <text:p>1354</text:p>
          </table:table-cell>
          <table:table-cell table:formula="of:=SUM([.E30];[.G30];[.I30];[.K30])" ns41:value-type="float" table:style-name="TL Data" office:value-type="float" office:value="3327">
            <text:p>3327</text:p>
          </table:table-cell>
          <table:table-cell table:formula="of:=SUM([.F30];[.H30];[.J30];[.L30])" ns41:value-type="float" table:style-name="TL Data" office:value-type="float" office:value="3415">
            <text:p>341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519" office:value-type="float">
            <text:p>3519</text:p>
          </table:table-cell>
          <table:table-cell ns41:value-type="float" table:style-name="TL Data" office:value="3697" office:value-type="float">
            <text:p>369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Franekeradeel</text:p>
          </table:table-cell>
          <table:table-cell table:style-name="ce2"/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56" office:value-type="float">
            <text:p>1056</text:p>
          </table:table-cell>
          <table:table-cell table:formula="of:=SUM([.E31];[.G31];[.I31];[.K31])" ns41:value-type="float" table:style-name="TL Data" office:value-type="float" office:value="2759">
            <text:p>2759</text:p>
          </table:table-cell>
          <table:table-cell table:formula="of:=SUM([.F31];[.H31];[.J31];[.L31])" ns41:value-type="float" table:style-name="TL Data" office:value-type="float" office:value="2547">
            <text:p>25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83" office:value-type="float">
            <text:p>2783</text:p>
          </table:table-cell>
          <table:table-cell ns41:value-type="float" table:style-name="TL Data" office:value="2589" office:value-type="float">
            <text:p>2589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aasterland</text:p>
          </table:table-cell>
          <table:table-cell table:style-name="ce2"/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91" office:value-type="float">
            <text:p>1391</text:p>
          </table:table-cell>
          <table:table-cell ns41:value-type="float" table:style-name="TL Data" office:value="1272" office:value-type="float">
            <text:p>127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2620" office:value-type="float">
            <text:p>2620</text:p>
          </table:table-cell>
          <table:table-cell table:formula="of:=SUM([.F32];[.H32];[.J32];[.L32])" ns41:value-type="float" table:style-name="TL Data" office:value-type="float" office:value="2615">
            <text:p>26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2632" office:value-type="float">
            <text:p>2632</text:p>
          </table:table-cell>
          <table:table-cell ns41:value-type="float" table:style-name="TL Data" office:value="2652" office:value-type="float">
            <text:p>265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rlingen</text:p>
          </table:table-cell>
          <table:table-cell table:style-name="ce2"/>
          <table:table-cell ns41:value-type="float" table:style-name="TL Data" office:value="2023" office:value-type="float">
            <text:p>2023</text:p>
          </table:table-cell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1912" office:value-type="float">
            <text:p>191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753" office:value-type="float">
            <text:p>2753</text:p>
          </table:table-cell>
          <table:table-cell ns41:value-type="float" table:style-name="TL Data" office:value="2589" office:value-type="float">
            <text:p>258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048" office:value-type="float">
            <text:p>2048</text:p>
          </table:table-cell>
          <table:table-cell table:formula="of:=SUM([.E33];[.G33];[.I33];[.K33])" ns41:value-type="float" table:style-name="TL Data" office:value-type="float" office:value="4965">
            <text:p>4965</text:p>
          </table:table-cell>
          <table:table-cell table:formula="of:=SUM([.F33];[.H33];[.J33];[.L33])" ns41:value-type="float" table:style-name="TL Data" office:value-type="float" office:value="5356">
            <text:p>535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078" office:value-type="float">
            <text:p>5078</text:p>
          </table:table-cell>
          <table:table-cell ns41:value-type="float" table:style-name="TL Data" office:value="5634" office:value-type="float">
            <text:p>563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skerland</text:p>
          </table:table-cell>
          <table:table-cell table:style-name="ce2"/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1540" office:value-type="float">
            <text:p>1540</text:p>
          </table:table-cell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994" office:value-type="float">
            <text:p>1994</text:p>
          </table:table-cell>
          <table:table-cell ns41:value-type="float" table:style-name="TL Data" office:value="1767" office:value-type="float">
            <text:p>176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428" office:value-type="float">
            <text:p>1428</text:p>
          </table:table-cell>
          <table:table-cell table:formula="of:=SUM([.E34];[.G34];[.I34];[.K34])" ns41:value-type="float" table:style-name="TL Data" office:value-type="float" office:value="3668">
            <text:p>3668</text:p>
          </table:table-cell>
          <table:table-cell table:formula="of:=SUM([.F34];[.H34];[.J34];[.L34])" ns41:value-type="float" table:style-name="TL Data" office:value-type="float" office:value="3635">
            <text:p>36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1" office:value-type="float">
            <text:p>8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29" office:value-type="float">
            <text:p>3729</text:p>
          </table:table-cell>
          <table:table-cell ns41:value-type="float" table:style-name="TL Data" office:value="3750" office:value-type="float">
            <text:p>3750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melumer Oldephaert en Noordwolde</text:p>
          </table:table-cell>
          <table:table-cell table:style-name="ce2"/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1134" office:value-type="float">
            <text:p>113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08" office:value-type="float">
            <text:p>908</text:p>
          </table:table-cell>
          <table:table-cell table:formula="of:=SUM([.E35];[.G35];[.I35];[.K35])" ns41:value-type="float" table:style-name="TL Data" office:value-type="float" office:value="2468">
            <text:p>2468</text:p>
          </table:table-cell>
          <table:table-cell table:formula="of:=SUM([.F35];[.H35];[.J35];[.L35])" ns41:value-type="float" table:style-name="TL Data" office:value-type="float" office:value="2389">
            <text:p>238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2483" office:value-type="float">
            <text:p>2483</text:p>
          </table:table-cell>
          <table:table-cell ns41:value-type="float" table:style-name="TL Data" office:value="2426" office:value-type="float">
            <text:p>242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nnaarderadeel</text:p>
          </table:table-cell>
          <table:table-cell table:style-name="ce2"/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049" office:value-type="float">
            <text:p>104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63" office:value-type="float">
            <text:p>963</text:p>
          </table:table-cell>
          <table:table-cell table:formula="of:=SUM([.E36];[.G36];[.I36];[.K36])" ns41:value-type="float" table:style-name="TL Data" office:value-type="float" office:value="2311">
            <text:p>2311</text:p>
          </table:table-cell>
          <table:table-cell table:formula="of:=SUM([.F36];[.H36];[.J36];[.L36])" ns41:value-type="float" table:style-name="TL Data" office:value-type="float" office:value="2418">
            <text:p>24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32" office:value-type="float">
            <text:p>2332</text:p>
          </table:table-cell>
          <table:table-cell ns41:value-type="float" table:style-name="TL Data" office:value="2468" office:value-type="float">
            <text:p>246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indeloopen</text:p>
          </table:table-cell>
          <table:table-cell table:style-name="ce2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1" office:value-type="float">
            <text:p>201</text:p>
          </table:table-cell>
          <table:table-cell table:formula="of:=SUM([.E37];[.G37];[.I37];[.K37])" ns41:value-type="float" table:style-name="TL Data" office:value-type="float" office:value="528">
            <text:p>528</text:p>
          </table:table-cell>
          <table:table-cell table:formula="of:=SUM([.F37];[.H37];[.J37];[.L37])" ns41:value-type="float" table:style-name="TL Data" office:value-type="float" office:value="518">
            <text:p>5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533" office:value-type="float">
            <text:p>53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Idaarderadeel</text:p>
          </table:table-cell>
          <table:table-cell table:style-name="ce2"/>
          <table:table-cell ns41:value-type="float" table:style-name="TL Data" office:value="1224" office:value-type="float">
            <text:p>1224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204" office:value-type="float">
            <text:p>120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063" office:value-type="float">
            <text:p>1063</text:p>
          </table:table-cell>
          <table:table-cell table:formula="of:=SUM([.E38];[.G38];[.I38];[.K38])" ns41:value-type="float" table:style-name="TL Data" office:value-type="float" office:value="2651">
            <text:p>2651</text:p>
          </table:table-cell>
          <table:table-cell table:formula="of:=SUM([.F38];[.H38];[.J38];[.L38])" ns41:value-type="float" table:style-name="TL Data" office:value-type="float" office:value="2694">
            <text:p>269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67" office:value-type="float">
            <text:p>2667</text:p>
          </table:table-cell>
          <table:table-cell ns41:value-type="float" table:style-name="TL Data" office:value="2755" office:value-type="float">
            <text:p>2755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ollumerland c.a.</text:p>
          </table:table-cell>
          <table:table-cell table:style-name="ce2"/>
          <table:table-cell ns41:value-type="float" table:style-name="TL Data" office:value="1748" office:value-type="float">
            <text:p>1748</text:p>
          </table:table-cell>
          <table:table-cell ns41:value-type="float" table:style-name="TL Data" office:value="1610" office:value-type="float">
            <text:p>1610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1560" office:value-type="float">
            <text:p>156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33" office:value-type="float">
            <text:p>1433</text:p>
          </table:table-cell>
          <table:table-cell table:formula="of:=SUM([.E39];[.G39];[.I39];[.K39])" ns41:value-type="float" table:style-name="TL Data" office:value-type="float" office:value="3649">
            <text:p>3649</text:p>
          </table:table-cell>
          <table:table-cell table:formula="of:=SUM([.F39];[.H39];[.J39];[.L39])" ns41:value-type="float" table:style-name="TL Data" office:value-type="float" office:value="3486">
            <text:p>348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04" office:value-type="float">
            <text:p>3704</text:p>
          </table:table-cell>
          <table:table-cell ns41:value-type="float" table:style-name="TL Data" office:value="3611" office:value-type="float">
            <text:p>361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euwarderadeel</text:p>
          </table:table-cell>
          <table:table-cell table:style-name="ce2"/>
          <table:table-cell ns41:value-type="float" table:style-name="TL Data" office:value="2189" office:value-type="float">
            <text:p>2189</text:p>
          </table:table-cell>
          <table:table-cell ns41:value-type="float" table:style-name="TL Data" office:value="2088" office:value-type="float">
            <text:p>2088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TL Data" office:value="2105" office:value-type="float">
            <text:p>2105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912" office:value-type="float">
            <text:p>1912</text:p>
          </table:table-cell>
          <table:table-cell table:formula="of:=SUM([.E40];[.G40];[.I40];[.K40])" ns41:value-type="float" table:style-name="TL Data" office:value-type="float" office:value="4546">
            <text:p>4546</text:p>
          </table:table-cell>
          <table:table-cell table:formula="of:=SUM([.F40];[.H40];[.J40];[.L40])" ns41:value-type="float" table:style-name="TL Data" office:value-type="float" office:value="4671">
            <text:p>46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37" table:style-name="TL Data" table:number-columns-repeated="2" office:value-type="float">
            <text:p>3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597" office:value-type="float">
            <text:p>4597</text:p>
          </table:table-cell>
          <table:table-cell ns41:value-type="float" table:style-name="TL Data" office:value="4793" office:value-type="float">
            <text:p>479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Lemsterland</text:p>
          </table:table-cell>
          <table:table-cell table:style-name="ce2"/>
          <table:table-cell ns41:value-type="float" table:style-name="TL Data" office:value="1289" office:value-type="float">
            <text:p>1289</text:p>
          </table:table-cell>
          <table:table-cell ns41:value-type="float" table:style-name="TL Data" office:value="1223" office:value-type="float">
            <text:p>1223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95" office:value-type="float">
            <text:p>1495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190" office:value-type="float">
            <text:p>1190</text:p>
          </table:table-cell>
          <table:table-cell table:formula="of:=SUM([.E41];[.G41];[.I41];[.K41])" ns41:value-type="float" table:style-name="TL Data" office:value-type="float" office:value="2824">
            <text:p>2824</text:p>
          </table:table-cell>
          <table:table-cell table:formula="of:=SUM([.F41];[.H41];[.J41];[.L41])" ns41:value-type="float" table:style-name="TL Data" office:value-type="float" office:value="2765">
            <text:p>27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5" office:value-type="float">
            <text:p>5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57" office:value-type="float">
            <text:p>2857</text:p>
          </table:table-cell>
          <table:table-cell ns41:value-type="float" table:style-name="TL Data" office:value="2837" office:value-type="float">
            <text:p>283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enaldumadeel</text:p>
          </table:table-cell>
          <table:table-cell table:style-name="ce2"/>
          <table:table-cell ns41:value-type="float" table:style-name="TL Data" office:value="2362" office:value-type="float">
            <text:p>2362</text:p>
          </table:table-cell>
          <table:table-cell ns41:value-type="float" table:style-name="TL Data" office:value="2285" office:value-type="float">
            <text:p>2285</text:p>
          </table:table-cell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678" office:value-type="float">
            <text:p>2678</text:p>
          </table:table-cell>
          <table:table-cell ns41:value-type="float" table:style-name="TL Data" office:value="2415" office:value-type="float">
            <text:p>2415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102" office:value-type="float">
            <text:p>2102</text:p>
          </table:table-cell>
          <table:table-cell table:formula="of:=SUM([.E42];[.G42];[.I42];[.K42])" ns41:value-type="float" table:style-name="TL Data" office:value-type="float" office:value="5240">
            <text:p>5240</text:p>
          </table:table-cell>
          <table:table-cell table:formula="of:=SUM([.F42];[.H42];[.J42];[.L42])" ns41:value-type="float" table:style-name="TL Data" office:value-type="float" office:value="5161">
            <text:p>516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317" office:value-type="float">
            <text:p>5317</text:p>
          </table:table-cell>
          <table:table-cell ns41:value-type="float" table:style-name="TL Data" office:value="5371" office:value-type="float">
            <text:p>537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ostdongeradeel</text:p>
          </table:table-cell>
          <table:table-cell table:style-name="ce2"/>
          <table:table-cell ns41:value-type="float" table:style-name="TL Data" office:value="1989" office:value-type="float">
            <text:p>1989</text:p>
          </table:table-cell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680" office:value-type="float">
            <text:p>1680</text:p>
          </table:table-cell>
          <table:table-cell table:formula="of:=SUM([.E43];[.G43];[.I43];[.K43])" ns41:value-type="float" table:style-name="TL Data" office:value-type="float" office:value="4217">
            <text:p>4217</text:p>
          </table:table-cell>
          <table:table-cell table:formula="of:=SUM([.F43];[.H43];[.J43];[.L43])" ns41:value-type="float" table:style-name="TL Data" office:value-type="float" office:value="4114">
            <text:p>41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6" office:value-type="float">
            <text:p>9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266" office:value-type="float">
            <text:p>4266</text:p>
          </table:table-cell>
          <table:table-cell ns41:value-type="float" table:style-name="TL Data" office:value="4223" office:value-type="float">
            <text:p>422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6" office:value-type="float">
            <text:p>46</text:p>
          </table:table-cell>
          <table:table-cell ns41:value-type="float" table:style-name="ce42" office:value="47" office:value-type="float">
            <text:p>47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oststellingwerf</text:p>
          </table:table-cell>
          <table:table-cell table:style-name="ce2"/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TL Data" office:value="1673" office:value-type="float">
            <text:p>167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2080" office:value-type="float">
            <text:p>208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807" office:value-type="float">
            <text:p>1807</text:p>
          </table:table-cell>
          <table:table-cell ns41:value-type="float" table:style-name="TL Data" office:value="4745" office:value-type="float">
            <text:p>4745</text:p>
          </table:table-cell>
          <table:table-cell ns41:value-type="float" table:style-name="TL Data" office:value="4377" office:value-type="float">
            <text:p>437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8"/>
          <table:table-cell ns41:value-type="float" table:style-name="TL Data" office:value="4768" office:value-type="float">
            <text:p>4768</text:p>
          </table:table-cell>
          <table:table-cell ns41:value-type="float" table:style-name="TL Data" office:value="4422" office:value-type="float">
            <text:p>44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auwerderhem</text:p>
          </table:table-cell>
          <table:table-cell table:style-name="ce2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1414" office:value-type="float">
            <text:p>141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iermonnikoog</text:p>
          </table:table-cell>
          <table:table-cell table:style-name="ce2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8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22" office:value-type="float">
            <text:p>5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loten</text:p>
          </table:table-cell>
          <table:table-cell table:style-name="ce2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07" office:value-type="float">
            <text:p>407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mallingerland</text:p>
          </table:table-cell>
          <table:table-cell table:style-name="ce2"/>
          <table:table-cell ns41:value-type="float" table:style-name="TL Data" office:value="2091" office:value-type="float">
            <text:p>2091</text:p>
          </table:table-cell>
          <table:table-cell ns41:value-type="float" table:style-name="TL Data" office:value="1996" office:value-type="float">
            <text:p>1996</text:p>
          </table:table-cell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451" office:value-type="float">
            <text:p>2451</text:p>
          </table:table-cell>
          <table:table-cell ns41:value-type="float" table:style-name="TL Data" office:value="2150" office:value-type="float">
            <text:p>215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911" office:value-type="float">
            <text:p>1911</text:p>
          </table:table-cell>
          <table:table-cell ns41:value-type="float" table:style-name="TL Data" office:value="4726" office:value-type="float">
            <text:p>4726</text:p>
          </table:table-cell>
          <table:table-cell ns41:value-type="float" table:style-name="TL Data" office:value="4610" office:value-type="float">
            <text:p>46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89" office:value-type="float">
            <text:p>4789</text:p>
          </table:table-cell>
          <table:table-cell ns41:value-type="float" table:style-name="TL Data" office:value="4713" office:value-type="float">
            <text:p>471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neek</text:p>
          </table:table-cell>
          <table:table-cell table:style-name="ce2"/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2202" office:value-type="float">
            <text:p>2202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580" office:value-type="float">
            <text:p>2580</text:p>
          </table:table-cell>
          <table:table-cell ns41:value-type="float" table:style-name="TL Data" office:value="2507" office:value-type="float">
            <text:p>250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103" office:value-type="float">
            <text:p>2103</text:p>
          </table:table-cell>
          <table:table-cell ns41:value-type="float" table:style-name="TL Data" office:value="4877" office:value-type="float">
            <text:p>4877</text:p>
          </table:table-cell>
          <table:table-cell ns41:value-type="float" table:style-name="TL Data" office:value="5343" office:value-type="float">
            <text:p>534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963" office:value-type="float">
            <text:p>4963</text:p>
          </table:table-cell>
          <table:table-cell ns41:value-type="float" table:style-name="TL Data" office:value="5524" office:value-type="float">
            <text:p>5524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avoren</text:p>
          </table:table-cell>
          <table:table-cell table:style-name="ce2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22" office:value-type="float">
            <text:p>32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Utingeradeel</text:p>
          </table:table-cell>
          <table:table-cell table:style-name="ce2"/>
          <table:table-cell ns41:value-type="float" table:style-name="TL Data" office:value="1119" office:value-type="float">
            <text:p>1119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470" office:value-type="float">
            <text:p>247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8"/>
          <table:table-cell ns41:value-type="float" table:style-name="TL Data" office:value="2437" office:value-type="float">
            <text:p>2437</text:p>
          </table:table-cell>
          <table:table-cell ns41:value-type="float" table:style-name="TL Data" office:value="2543" office:value-type="float">
            <text:p>2543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etsdongeradeel</text:p>
          </table:table-cell>
          <table:table-cell table:style-name="ce2"/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850" office:value-type="float">
            <text:p>1850</text:p>
          </table:table-cell>
          <table:table-cell ns41:value-type="float" table:style-name="TL Data" office:value="1629" office:value-type="float">
            <text:p>162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2035" office:value-type="float">
            <text:p>203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04" office:value-type="float">
            <text:p>1704</text:p>
          </table:table-cell>
          <table:table-cell ns41:value-type="float" table:style-name="TL Data" office:value="4115" office:value-type="float">
            <text:p>4115</text:p>
          </table:table-cell>
          <table:table-cell ns41:value-type="float" table:style-name="TL Data" office:value="4230" office:value-type="float">
            <text:p>42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160" office:value-type="float">
            <text:p>4160</text:p>
          </table:table-cell>
          <table:table-cell ns41:value-type="float" table:style-name="TL Data" office:value="4356" office:value-type="float">
            <text:p>4356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orkum</text:p>
          </table:table-cell>
          <table:table-cell table:style-name="ce2"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1917" office:value-type="float">
            <text:p>1917</text:p>
          </table:table-cell>
          <table:table-cell ns41:value-type="float" table:style-name="TL Data" office:value="2054" office:value-type="float">
            <text:p>20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58" office:value-type="float">
            <text:p>1958</text:p>
          </table:table-cell>
          <table:table-cell ns41:value-type="float" table:style-name="TL Data" office:value="2128" office:value-type="float">
            <text:p>2128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ijmbritseradeel</text:p>
          </table:table-cell>
          <table:table-cell table:style-name="ce2"/>
          <table:table-cell ns41:value-type="float" table:style-name="TL Data" office:value="2532" office:value-type="float">
            <text:p>2532</text:p>
          </table:table-cell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2176" office:value-type="float">
            <text:p>2176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954" office:value-type="float">
            <text:p>2954</text:p>
          </table:table-cell>
          <table:table-cell ns41:value-type="float" table:style-name="TL Data" office:value="2713" office:value-type="float">
            <text:p>2713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31" office:value-type="float">
            <text:p>2231</text:p>
          </table:table-cell>
          <table:table-cell ns41:value-type="float" table:style-name="TL Data" office:value="5793" office:value-type="float">
            <text:p>5793</text:p>
          </table:table-cell>
          <table:table-cell ns41:value-type="float" table:style-name="TL Data" office:value="5741" office:value-type="float">
            <text:p>574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843" office:value-type="float">
            <text:p>5843</text:p>
          </table:table-cell>
          <table:table-cell ns41:value-type="float" table:style-name="TL Data" office:value="5862" office:value-type="float">
            <text:p>5862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IJlst</text:p>
          </table:table-cell>
          <table:table-cell table:style-name="ce2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841" office:value-type="float">
            <text:p>84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otaal der overige Gemeenten</text:p>
          </table:table-cell>
          <table:table-cell table:style-name="ce2"/>
          <table:table-cell table:formula="of:=SUM([.C19:.C55])" ns41:value-type="float" table:style-name="TL Data" office:value-type="float" office:value="51261">
            <text:p>51261</text:p>
          </table:table-cell>
          <table:table-cell table:formula="of:=SUM([.D19:.D55])" ns41:value-type="float" table:style-name="TL Data" office:value-type="float" office:value="49251">
            <text:p>49251</text:p>
          </table:table-cell>
          <table:table-cell table:formula="of:=SUM([.E19:.E55])" ns41:value-type="float" table:style-name="TL Data" office:value-type="float" office:value="43347">
            <office:annotation draw:style-name="gr1" svg:height="0.529cm" draw:caption-point-y="0.168cm" svg:width="0.005cm" svg:x="0.673cm" draw:caption-point-x="10.808cm" svg:y="24.739cm" draw:text-style-name="P1">
              <dc:creator>CDM</dc:creator>
              <dc:date>2014-12-12T00:00:00</dc:date>
              <text:p text:style-name="P1"><text:span text:style-name="T1">43407</text:span></text:p>
              <text:p text:style-name="P1"><text:span text:style-name="T1"/></text:p>
            </office:annotation>
            <text:p>43347</text:p>
          </table:table-cell>
          <table:table-cell table:formula="of:=SUM([.F19:.F55])" ns41:value-type="float" table:style-name="TL Data" office:value-type="float" office:value="5844">
            <text:p>5844</text:p>
          </table:table-cell>
          <table:table-cell table:formula="of:=SUM([.G19:.G55])" ns41:value-type="float" table:style-name="TL Data" office:value-type="float" office:value="58661">
            <text:p>58661</text:p>
          </table:table-cell>
          <table:table-cell table:formula="of:=SUM([.H19:.H55])" ns41:value-type="float" table:style-name="TL Data" office:value-type="float" office:value="53512">
            <text:p>53512</text:p>
          </table:table-cell>
          <table:table-cell table:formula="of:=SUM([.I19:.I55])" ns41:value-type="float" table:style-name="TL Data" office:value-type="float" office:value="5262">
            <text:p>5262</text:p>
          </table:table-cell>
          <table:table-cell table:formula="of:=SUM([.J19:.J55])" ns41:value-type="float" table:style-name="TL Data" office:value-type="float" office:value="8924">
            <text:p>8924</text:p>
          </table:table-cell>
          <table:table-cell table:formula="of:=SUM([.K19:.K55])" ns41:value-type="float" table:style-name="TL Data" office:value-type="float" office:value="6199">
            <text:p>6199</text:p>
          </table:table-cell>
          <table:table-cell table:formula="of:=SUM([.L19:.L55])" ns41:value-type="float" table:style-name="TL Data" office:value-type="float" office:value="45556">
            <text:p>45556</text:p>
          </table:table-cell>
          <table:table-cell table:formula="of:=SUM([.M19:.M55])" ns41:value-type="float" table:style-name="TL Data" office:value-type="float" office:value="113529">
            <text:p>113529</text:p>
          </table:table-cell>
          <table:table-cell table:formula="of:=SUM([.N19:.N55])" ns41:value-type="float" table:style-name="TL Data" office:value-type="float" office:value="113836">
            <text:p>113836</text:p>
          </table:table-cell>
          <table:table-cell table:formula="of:=SUM([.O19:.O55])" ns41:value-type="float" table:style-name="TL Data" office:value-type="float" office:value="757">
            <text:p>757</text:p>
          </table:table-cell>
          <table:table-cell table:formula="of:=SUM([.P19:.P55])" ns41:value-type="float" table:style-name="TL Data" office:value-type="float" office:value="2232">
            <text:p>2232</text:p>
          </table:table-cell>
          <table:table-cell table:formula="of:=SUM([.Q19:.Q55])" ns41:value-type="float" table:style-name="TL Data" office:value-type="float" office:value="67">
            <text:p>67</text:p>
          </table:table-cell>
          <table:table-cell table:formula="of:=SUM([.R19:.R55])" ns41:value-type="float" table:style-name="TL Data" office:value-type="float" office:value="88">
            <text:p>88</text:p>
          </table:table-cell>
          <table:table-cell table:formula="of:=SUM([.S19:.S55])" ns41:value-type="float" table:style-name="TL Data" office:value-type="float" office:value="9">
            <text:p>9</text:p>
          </table:table-cell>
          <table:table-cell table:formula="of:=SUM([.T19:.T55])" ns41:value-type="float" table:style-name="TL Data" office:value-type="float" office:value="38">
            <text:p>38</text:p>
          </table:table-cell>
          <table:table-cell table:formula="of:=SUM([.U19:.U55])" ns41:value-type="float" table:style-name="TL Data" office:value-type="float" office:value="813">
            <text:p>813</text:p>
          </table:table-cell>
          <table:table-cell table:formula="of:=SUM([.V19:.V55])" ns41:value-type="float" table:style-name="TL Data" office:value-type="float" office:value="1063">
            <text:p>1063</text:p>
          </table:table-cell>
          <table:table-cell table:formula="of:=SUM([.W19:.W55])" ns41:value-type="float" table:style-name="TL Data" office:value-type="float" office:value="889">
            <text:p>889</text:p>
          </table:table-cell>
          <table:table-cell table:formula="of:=SUM([.X19:.X55])" ns41:value-type="float" table:style-name="TL Data" office:value-type="float" office:value="1189">
            <text:p>1189</text:p>
          </table:table-cell>
          <table:table-cell table:formula="of:=SUM([.Y19:.Y55])" ns41:value-type="float" table:style-name="TL Data" office:value-type="float" office:value="115099">
            <text:p>115099</text:p>
          </table:table-cell>
          <table:table-cell table:formula="of:=SUM([.Z19:.Z55])" ns41:value-type="float" table:style-name="TL Data" office:value-type="float" office:value="117131">
            <text:p>117131</text:p>
          </table:table-cell>
          <table:table-cell ns41:value-type="string" table:style-name="ce42" office:value-type="string">
            <text:p>VT</text:p>
          </table:table-cell>
          <table:table-cell ns41:value-type="string" table:style-name="ce42" office:value-type="string">
            <text:p>1879_01_H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49" office:value-type="float">
            <text:p>49</text:p>
          </table:table-cell>
          <table:table-cell ns41:value-type="string" table:style-name="ce42" office:value-type="string">
            <text:p>Friesland</text:p>
          </table:table-cell>
          <table:table-cell ns41:value-type="string" table:style-name="ce53" office:value-type="string">
            <text:p>34_0215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2"/>
          <table:table-cell table:formula="of:=SUM([.C18];[.C56])" ns41:value-type="float" table:style-name="TL Data" office:value-type="float" office:value="71286">
            <text:p>71286</text:p>
          </table:table-cell>
          <table:table-cell table:formula="of:=SUM([.D18];[.D56])" ns41:value-type="float" table:style-name="TL Data" office:value-type="float" office:value="69330">
            <text:p>69330</text:p>
          </table:table-cell>
          <table:table-cell table:formula="of:=SUM([.E18];[.E56])" ns41:value-type="float" table:style-name="TL Data" office:value-type="float" office:value="61056">
            <text:p>61056</text:p>
          </table:table-cell>
          <table:table-cell table:formula="of:=SUM([.F18];[.F56])" ns41:value-type="float" table:style-name="TL Data" office:value-type="float" office:value="8214">
            <text:p>8214</text:p>
          </table:table-cell>
          <table:table-cell table:formula="of:=SUM([.G18];[.G56])" ns41:value-type="float" table:style-name="TL Data" office:value-type="float" office:value="83070">
            <text:p>83070</text:p>
          </table:table-cell>
          <table:table-cell table:formula="of:=SUM([.H18];[.H56])" ns41:value-type="float" table:style-name="TL Data" office:value-type="float" office:value="75495">
            <text:p>75495</text:p>
          </table:table-cell>
          <table:table-cell table:formula="of:=SUM([.I18];[.I56])" ns41:value-type="float" table:style-name="TL Data" office:value-type="float" office:value="6998">
            <text:p>6998</text:p>
          </table:table-cell>
          <table:table-cell table:formula="of:=SUM([.J18];[.J56])" ns41:value-type="float" table:style-name="TL Data" office:value-type="float" office:value="12874">
            <text:p>12874</text:p>
          </table:table-cell>
          <table:table-cell table:formula="of:=SUM([.K18];[.K56])" ns41:value-type="float" table:style-name="TL Data" office:value-type="float" office:value="9087">
            <text:p>9087</text:p>
          </table:table-cell>
          <table:table-cell table:formula="of:=SUM([.L18];[.L56])" ns41:value-type="float" table:style-name="TL Data" office:value-type="float" office:value="64499">
            <text:p>64499</text:p>
          </table:table-cell>
          <table:table-cell table:formula="of:=SUM([.M18];[.M56])" ns41:value-type="float" table:style-name="TL Data" office:value-type="float" office:value="160271">
            <text:p>160271</text:p>
          </table:table-cell>
          <table:table-cell table:formula="of:=SUM([.N18];[.N56])" ns41:value-type="float" table:style-name="TL Data" office:value-type="float" office:value="161082">
            <text:p>161082</text:p>
          </table:table-cell>
          <table:table-cell table:formula="of:=SUM([.O18];[.O56])" ns41:value-type="float" table:style-name="TL Data" office:value-type="float" office:value="1136">
            <text:p>1136</text:p>
          </table:table-cell>
          <table:table-cell table:formula="of:=SUM([.P18];[.P56])" ns41:value-type="float" table:style-name="TL Data" office:value-type="float" office:value="3015">
            <text:p>3015</text:p>
          </table:table-cell>
          <table:table-cell table:formula="of:=SUM([.Q18];[.Q56])" ns41:value-type="float" table:style-name="TL Data" office:value-type="float" office:value="170">
            <text:p>170</text:p>
          </table:table-cell>
          <table:table-cell table:formula="of:=SUM([.R18];[.R56])" ns41:value-type="float" table:style-name="TL Data" office:value-type="float" office:value="242">
            <text:p>242</text:p>
          </table:table-cell>
          <table:table-cell table:formula="of:=SUM([.S18];[.S56])" ns41:value-type="float" table:style-name="TL Data" office:value-type="float" office:value="9">
            <text:p>9</text:p>
          </table:table-cell>
          <table:table-cell table:formula="of:=SUM([.T18];[.T56])" ns41:value-type="float" table:style-name="TL Data" office:value-type="float" office:value="54">
            <text:p>54</text:p>
          </table:table-cell>
          <table:table-cell table:formula="of:=SUM([.U18];[.U56])" ns41:value-type="float" table:style-name="TL Data" office:value-type="float" office:value="2106">
            <text:p>2106</text:p>
          </table:table-cell>
          <table:table-cell table:formula="of:=SUM([.V18];[.V56])" ns41:value-type="float" table:style-name="TL Data" office:value-type="float" office:value="1856">
            <text:p>1856</text:p>
          </table:table-cell>
          <table:table-cell table:formula="of:=SUM([.W18];[.W56])" ns41:value-type="float" table:style-name="TL Data" office:value-type="float" office:value="2285">
            <text:p>2285</text:p>
          </table:table-cell>
          <table:table-cell table:formula="of:=SUM([.X18];[.X56])" ns41:value-type="float" table:style-name="TL Data" office:value-type="float" office:value="2152">
            <text:p>2152</text:p>
          </table:table-cell>
          <table:table-cell table:formula="of:=SUM([.Y18];[.Y56])" ns41:value-type="float" table:style-name="TL Data" office:value-type="float" office:value="163513">
            <text:p>163513</text:p>
          </table:table-cell>
          <table:table-cell table:formula="of:=SUM([.Z18];[.Z56])" ns41:value-type="float" table:style-name="TL Data" office:value-type="float" office:value="165953">
            <text:p>16595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3" office:value-type="string">
            <text:p>1879_01_H2</text:p>
          </table:table-cell>
          <table:table-cell ns41:value-type="float" table:style-name="ce43" office:value="48" office:value-type="float">
            <text:p>48</text:p>
          </table:table-cell>
          <table:table-cell ns41:value-type="float" table:style-name="ce43" office:value="49" office:value-type="float">
            <text:p>49</text:p>
          </table:table-cell>
          <table:table-cell ns41:value-type="string" table:style-name="ce43" office:value-type="string">
            <text:p>Friesland</text:p>
          </table:table-cell>
          <table:table-cell ns41:value-type="string" table:style-name="ce54" office:value-type="string">
            <text:p>34_0215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2" table:number-columns-repeated="32"/>
          <table:table-cell table:number-columns-repeated="992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" style:page-layout-name="Mpm3" style:display-name="PageStyle_Fries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45:44</meta:creation-date>
    <dc:creator>JP 174</dc:creator>
    <dc:date>2004-03-08T15:34:48</dc:date>
    <meta:document-statistic meta:object-count="0" meta:cell-count="1333" meta:table-count="1"/>
    <meta:generator>ODFPY/1.3.0dev</meta:generator>
  </office:meta>
</office:document-meta>
</file>